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1e0" officeooo:paragraph-rsid="000671e0"/>
    </style:style>
    <style:style style:name="P2" style:family="paragraph" style:parent-style-name="Standard">
      <style:text-properties officeooo:rsid="00068022" officeooo:paragraph-rsid="00068022"/>
    </style:style>
    <style:style style:name="P3" style:family="paragraph" style:parent-style-name="Standard">
      <style:text-properties officeooo:rsid="00068022" officeooo:paragraph-rsid="0008667e"/>
    </style:style>
    <style:style style:name="P4" style:family="paragraph" style:parent-style-name="Standard">
      <style:text-properties officeooo:rsid="0006ab14" officeooo:paragraph-rsid="00068022"/>
    </style:style>
    <style:style style:name="P5" style:family="paragraph" style:parent-style-name="Standard">
      <style:text-properties officeooo:rsid="0006ab14" officeooo:paragraph-rsid="0006ab14"/>
    </style:style>
    <style:style style:name="P6" style:family="paragraph" style:parent-style-name="Standard">
      <style:text-properties officeooo:rsid="0006ab14" officeooo:paragraph-rsid="0009f235"/>
    </style:style>
    <style:style style:name="P7" style:family="paragraph" style:parent-style-name="Standard">
      <style:text-properties officeooo:rsid="0008667e" officeooo:paragraph-rsid="0008667e"/>
    </style:style>
    <style:style style:name="P8" style:family="paragraph" style:parent-style-name="Standard">
      <style:text-properties officeooo:rsid="0009f235" officeooo:paragraph-rsid="0009f235"/>
    </style:style>
    <style:style style:name="P9" style:family="paragraph" style:parent-style-name="Standard">
      <style:text-properties officeooo:rsid="000a30b0" officeooo:paragraph-rsid="000a30b0"/>
    </style:style>
    <style:style style:name="P10" style:family="paragraph" style:parent-style-name="Standard">
      <style:text-properties officeooo:rsid="000bba58" officeooo:paragraph-rsid="000bba58"/>
    </style:style>
    <style:style style:name="P11" style:family="paragraph" style:parent-style-name="Standard">
      <style:text-properties officeooo:rsid="000bba80" officeooo:paragraph-rsid="000bba80"/>
    </style:style>
    <style:style style:name="P12" style:family="paragraph" style:parent-style-name="Standard">
      <style:text-properties officeooo:rsid="000e7eaf" officeooo:paragraph-rsid="000e7eaf"/>
    </style:style>
    <style:style style:name="P13" style:family="paragraph" style:parent-style-name="Standard">
      <style:text-properties officeooo:rsid="001054ee" officeooo:paragraph-rsid="001054ee"/>
    </style:style>
    <style:style style:name="T1" style:family="text">
      <style:text-properties officeooo:rsid="0008667e"/>
    </style:style>
    <style:style style:name="T2" style:family="text">
      <style:text-properties officeooo:rsid="000a30b0"/>
    </style:style>
    <style:style style:name="T3" style:family="text">
      <style:text-properties officeooo:rsid="000d59d8"/>
    </style:style>
    <style:style style:name="T4" style:family="text">
      <style:text-properties officeooo:rsid="000e7eaf"/>
    </style:style>
    <style:style style:name="T5" style:family="text">
      <style:text-properties officeooo:rsid="00105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ject Together</text:p>
      <text:p text:style-name="P1"/>
      <text:p text:style-name="P2">inclusive france</text:p>
      <text:p text:style-name="P1"/>
      <text:p text:style-name="P1"/>
      <text:p text:style-name="P2">magazine editor</text:p>
      <text:p text:style-name="P3"/>
      <text:p text:style-name="P2"><text:span text:style-name="T1">hyperlinked </text:span>web series writer</text:p>
      <text:p text:style-name="P2"/>
      <text:p text:style-name="P2">chairperson</text:p>
      <text:p text:style-name="P2"/>
      <text:p text:style-name="P4"/>
      <text:p text:style-name="P5">africa digital gap? West and non-west.</text:p>
      <text:p text:style-name="P5"/>
      <text:p text:style-name="P5">Social media, networks, internet, every day IT.</text:p>
      <text:p text:style-name="P5">Young people use social media but don’t know how it works. Teach them underlying technology.</text:p>
      <text:p text:style-name="P5"/>
      <text:p text:style-name="P6">digital inclusion – equalities: gender</text:p>
      <text:p text:style-name="P7">Positive discrimination – men minority, sometimes not.</text:p>
      <text:p text:style-name="P7">i.e. social workers, primary schools.</text:p>
      <text:p text:style-name="P7">Other side – not many women in IT.</text:p>
      <text:p text:style-name="P10">Labour market and academy.</text:p>
      <text:p text:style-name="P11">Start tackling from the youngest age, <text:span text:style-name="T3">daily lives.</text:span></text:p>
      <text:p text:style-name="P12">Giving girls and boys toys, letting girls and boys mingle.</text:p>
      <text:p text:style-name="P12">Coding can be taught from a young age.</text:p>
      <text:p text:style-name="P12">Everyone is responsible.</text:p>
      <text:p text:style-name="P7"/>
      <text:p text:style-name="P7">More and more possibilities for web series with IT</text:p>
      <text:p text:style-name="P7">Rural areas neglected / <text:span text:style-name="T5">excluded </text:span>– digital not presence</text:p>
      <text:p text:style-name="P7">People feel disconnected because they do not know what happens in the city?</text:p>
      <text:p text:style-name="P13">Crowded in Paris vs in rural areas</text:p>
      <text:p text:style-name="P7"/>
      <text:p text:style-name="P8">Start up – start something from nothing, i.e. Wikipedia</text:p>
      <text:p text:style-name="P8">Go international.</text:p>
      <text:p text:style-name="P8">Pick a sector – tip of the iceberg.</text:p>
      <text:p text:style-name="P8"/>
      <text:p text:style-name="P8">Homeless people in Paris. </text:p>
      <text:p text:style-name="P8">Association, network. Platform gets together homeless and the people in the neighbourhood.</text:p>
      <text:p text:style-name="P8">Give donation, <text:span text:style-name="T2">write letters/call.</text:span></text:p>
      <text:p text:style-name="P8"><text:span text:style-name="T4">Most h</text:span>omeless people have a cellphone.</text:p>
      <text:p text:style-name="P12">If they don’t have a cellphone just go and help them.</text:p>
      <text:p text:style-name="P12">This is a kick off/start.</text:p>
      <text:p text:style-name="P12">Coordinate and monitor the network to check that money is used well. Security</text:p>
      <text:p text:style-name="P8"/>
      <text:p text:style-name="P9">LinkedOut – like LinkedIn for people not included, lost a job. </text:p>
      <text:p text:style-name="P9">Get a job word-of-mouth. If have the competences.</text:p>
      <text:p text:style-name="P9"/>
      <text:p text:style-name="P13">IT people stigmatized as “geek”.</text:p>
      <text:p text:style-name="P9"/>
      <text:p text:style-name="P13">Ethics and technology. Can be a thin line. </text:p>
      <text:p text:style-name="P13">China. Cameras. Connect people. But respect eth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3:55:35.066834495</meta:creation-date>
    <meta:generator>LibreOffice/6.0.7.3$Linux_X86_64 LibreOffice_project/00m0$Build-3</meta:generator>
    <dc:date>2019-09-02T18:39:27.540809089</dc:date>
    <meta:editing-duration>PT2H49M8S</meta:editing-duration>
    <meta:editing-cycles>6</meta:editing-cycles>
    <meta:document-statistic meta:table-count="0" meta:image-count="0" meta:object-count="0" meta:page-count="1" meta:paragraph-count="36" meta:word-count="241" meta:character-count="1525" meta:non-whitespace-character-count="1310"/>
  </office:meta>
</office:document-meta>
</file>